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style:font-name="Calibri" style:text-underline-style="solid" style:text-underline-width="auto" style:text-underline-color="font-color" officeooo:paragraph-rsid="001ac68a"/>
    </style:style>
    <style:style style:name="P2" style:family="paragraph" style:parent-style-name="Heading_20_1">
      <style:text-properties style:text-underline-style="solid" style:text-underline-width="auto" style:text-underline-color="font-color" officeooo:paragraph-rsid="001ac68a"/>
    </style:style>
    <style:style style:name="P3" style:family="paragraph" style:parent-style-name="Heading_20_2">
      <style:text-properties style:text-underline-style="solid" style:text-underline-width="auto" style:text-underline-color="font-color" officeooo:rsid="0004d7ab" officeooo:paragraph-rsid="001ac68a"/>
    </style:style>
    <style:style style:name="P4" style:family="paragraph" style:parent-style-name="Heading_20_2">
      <style:text-properties style:text-underline-style="solid" style:text-underline-width="auto" style:text-underline-color="font-color" officeooo:rsid="0005ce69" officeooo:paragraph-rsid="001ac68a"/>
    </style:style>
    <style:style style:name="P5" style:family="paragraph" style:parent-style-name="Heading_20_3">
      <style:text-properties style:text-underline-style="solid" style:text-underline-width="auto" style:text-underline-color="font-color" officeooo:rsid="0005ce69" officeooo:paragraph-rsid="001ac68a"/>
    </style:style>
    <style:style style:name="P6" style:family="paragraph" style:parent-style-name="Heading_20_3">
      <style:text-properties style:text-underline-style="solid" style:text-underline-width="auto" style:text-underline-color="font-color" officeooo:rsid="0004d7ab" officeooo:paragraph-rsid="001ac68a"/>
    </style:style>
    <style:style style:name="P7" style:family="paragraph" style:parent-style-name="Heading_20_4">
      <style:text-properties style:text-underline-style="solid" style:text-underline-width="auto" style:text-underline-color="font-color" officeooo:rsid="0005ce69" officeooo:paragraph-rsid="001ac68a"/>
    </style:style>
    <style:style style:name="P8" style:family="paragraph" style:parent-style-name="Heading_20_4">
      <style:text-properties style:text-underline-style="solid" style:text-underline-width="auto" style:text-underline-color="font-color" officeooo:paragraph-rsid="001ac68a"/>
    </style:style>
    <style:style style:name="P9" style:family="paragraph" style:parent-style-name="Table_20_Contents">
      <style:text-properties style:font-name="Calibri" officeooo:rsid="0005ce69" officeooo:paragraph-rsid="001ac68a"/>
    </style:style>
    <style:style style:name="P10" style:family="paragraph" style:parent-style-name="Table_20_Contents">
      <style:text-properties style:font-name="Calibri" officeooo:paragraph-rsid="001ac68a"/>
    </style:style>
    <style:style style:name="P11" style:family="paragraph" style:parent-style-name="Text_20_body">
      <style:text-properties fo:color="#00fdff" loext:opacity="100%" style:font-name="Calibri" style:text-underline-style="solid" style:text-underline-width="auto" style:text-underline-color="font-color" officeooo:paragraph-rsid="001ac68a"/>
    </style:style>
    <style:style style:name="P12" style:family="paragraph" style:parent-style-name="Text_20_body">
      <style:text-properties style:font-name="Calibri" officeooo:rsid="0004d7ab" officeooo:paragraph-rsid="001ac68a"/>
    </style:style>
    <style:style style:name="P13" style:family="paragraph" style:parent-style-name="Text_20_body">
      <style:text-properties style:font-name="Calibri" officeooo:rsid="001ac68a" officeooo:paragraph-rsid="001ac68a"/>
    </style:style>
    <style:style style:name="P14" style:family="paragraph" style:parent-style-name="Text_20_body" style:list-style-name="L1">
      <style:text-properties style:text-underline-style="none" officeooo:rsid="0004d7ab" officeooo:paragraph-rsid="001ac68a"/>
    </style:style>
    <style:style style:name="P15" style:family="paragraph" style:parent-style-name="Text_20_body" style:list-style-name="L3">
      <style:text-properties style:text-underline-style="none" officeooo:rsid="0004d7ab" officeooo:paragraph-rsid="001ac68a"/>
    </style:style>
    <style:style style:name="P16" style:family="paragraph" style:parent-style-name="Text_20_body">
      <style:text-properties style:text-underline-style="none" officeooo:rsid="0005ce69" officeooo:paragraph-rsid="001ac68a"/>
    </style:style>
    <style:style style:name="P17" style:family="paragraph" style:parent-style-name="Text_20_body" style:list-style-name="L1">
      <style:text-properties style:text-underline-style="none" officeooo:rsid="001ac68a" officeooo:paragraph-rsid="001ac68a"/>
    </style:style>
    <style:style style:name="P18" style:family="paragraph" style:parent-style-name="Text_20_body">
      <style:text-properties officeooo:paragraph-rsid="001ac68a"/>
    </style:style>
    <style:style style:name="P19" style:family="paragraph" style:parent-style-name="Title">
      <style:text-properties fo:color="#00fdff" loext:opacity="100%" style:font-name="Calibri" style:text-underline-style="solid" style:text-underline-width="auto" style:text-underline-color="font-color" officeooo:rsid="001ac68a" officeooo:paragraph-rsid="001ac68a"/>
    </style:style>
    <style:style style:name="T1" style:family="text">
      <style:text-properties style:text-underline-style="solid" style:text-underline-width="auto" style:text-underline-color="font-color" officeooo:rsid="0004d7ab"/>
    </style:style>
    <style:style style:name="T2" style:family="text">
      <style:text-properties officeooo:rsid="001ac68a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WorkoutProgramming</text:p>
      <text:p text:style-name="P11"/>
      <text:h text:style-name="P1" text:outline-level="1">Motivation</text:h>
      <text:p text:style-name="P12">S<text:span text:style-name="T2">workoutProgramming offers a way to implement sports-science-based principles into the planning and programming of excercises and trainingssessions. </text:span></text:p>
      <text:p text:style-name="P12"><text:span text:style-name="T2">The User has the ability to periodize the training in cycles, set the training-variables by the stimulus that is the goal of the cycle and implement progressive overload within the trainingCycles to achieve optimal Training-goals.</text:span></text:p>
      <text:p text:style-name="P13">Completed Trainingsessions are able to be documented in a diary to visualize the progression achieved in excercises / sessions.</text:p>
      <text:p text:style-name="P13">This app provides a tool to plan and document training based on the users needs. </text:p>
      <text:p text:style-name="P12"/>
      <text:h text:style-name="P2" text:outline-level="1">Goals</text:h>
      <text:h text:style-name="P3" text:outline-level="2">Functional Goals</text:h>
      <text:list text:style-name="L1">
        <text:list-item>
          <text:p text:style-name="P17">Provide a way to </text:p>
        </text:list-item>
      </text:list>
      <text:p text:style-name="P18"><text:span text:style-name="T1"/></text:p>
      <text:h text:style-name="P6" text:outline-level="3">Non-Functional Goals</text:h>
      <text:p text:style-name="P18"><text:span text:style-name="T1"/></text:p>
      <text:list text:style-name="L3">
        <text:list-item>
          <text:p text:style-name="P15">Choose the date to add the protocols and activities (→ selected Date) </text:p>
        </text:list-item>
        <text:list-item>
          <text:p text:style-name="P15">centre the data around the user</text:p>
        </text:list-item>
        <text:list-item>
          <text:p text:style-name="P15">the user should be the only person to view the data (feature later: add inspector)</text:p>
        </text:list-item>
        <text:list-item>
          <text:p text:style-name="P15">make theming and timeframes changable in user preferences</text:p>
        </text:list-item>
        <text:list-item>
          <text:p text:style-name="P15">make working on the data and on the app itself possible without internet connection</text:p>
        </text:list-item>
        <text:list-item>
          <text:p text:style-name="P15">when online, use a server system to keep the data updated for the user to enable multi-device synchronization</text:p>
        </text:list-item>
        <text:list-item>
          <text:p text:style-name="P15">make the app accesible for as much user as possible</text:p>
        </text:list-item>
      </text:list>
      <text:h text:style-name="P4" text:outline-level="2"><text:soft-page-break/>Technical Decisions</text:h>
      <text:h text:style-name="P5" text:outline-level="3">Language and Framework</text:h>
      <text:p text:style-name="P16">With 7 in mind, the decision is between 2 major cross plattform Frameworks, Flutter and React Native.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9">Framework</text:p>
          </table:table-cell>
          <table:table-cell table:style-name="Tabelle1.A1" office:value-type="string">
            <text:p text:style-name="P9">Flutter</text:p>
          </table:table-cell>
          <table:table-cell table:style-name="Tabelle1.C1" office:value-type="string">
            <text:p text:style-name="P9">React Native</text:p>
          </table:table-cell>
        </table:table-row>
        <table:table-row>
          <table:table-cell table:style-name="Tabelle1.A2" office:value-type="string">
            <text:p text:style-name="P9">Pros</text:p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9">Cons</text:p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0"/>
          </table:table-cell>
        </table:table-row>
      </table:table>
      <text:p text:style-name="P16"/>
      <text:p text:style-name="P16">Ultimately, the decision was taken to choose Flutter. It provided a fast jump from Java development for the lead developer and also had everything needed within its Framework package. No need for extra html, css or xml.</text:p>
      <text:h text:style-name="P7" text:outline-level="4">State-Management</text:h>
      <text:p text:style-name="P16"/>
      <text:h text:style-name="P8" text:outline-level="4">Structure</text:h>
      <text:h text:style-name="P5" text:outline-level="3">Database-Management System</text:h>
      <text:h text:style-name="P5" text:outline-level="3">User Authentication System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3:01:08.381000000</meta:creation-date>
    <dc:date>2024-09-04T17:35:36.515000000</dc:date>
    <meta:editing-duration>PT4H34M28S</meta:editing-duration>
    <meta:editing-cycles>1</meta:editing-cycles>
    <meta:document-statistic meta:table-count="1" meta:image-count="0" meta:object-count="0" meta:page-count="2" meta:paragraph-count="30" meta:word-count="260" meta:character-count="1646" meta:non-whitespace-character-count="1420"/>
    <meta:generator>LibreOffice/7.6.2.1$Windows_X86_64 LibreOffice_project/56f7684011345957bbf33a7ee678afaf4d2ba333</meta:generator>
  </office:meta>
</office:document-meta>
</file>